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8193in" fo:break-before="auto" style:use-optimal-row-height="true"/>
    </style:style>
    <style:style style:name="ro3" style:family="table-row">
      <style:table-row-properties style:row-height="0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8pt" style:font-size-asian="8pt" style:font-size-complex="8pt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5-02-21T16:03:04.698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29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55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9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1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definition/Literal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ParserGenerator.rsc|: 94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95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95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RascalGrammar.rsc|: 95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arsingRegressionTests.rsc|: 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(19511,116,&lt;380,0&gt;,&lt;380,116&gt;): FALSE java.lang.NullPointerException; function: <text:s/>☞ mapComprehension6(); instruction: CALL Library/NEXT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mprehensionTests.rsc|(15602,101,&lt;317,0&gt;,&lt;317,101&gt;): FALSE java.lang.NullPointerException; function: <text:s/>☞ listComprehension63(); instruction: CALL Library/NEXT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mprehensionTests.rsc|(8867,100,&lt;190,0&gt;,&lt;190,100&gt;): FALSE java.lang.NullPointerException; function: <text:s/>☞ setComprehension69(); instruction: CALL Library/NEXT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(5484,75,&lt;98,0&gt;,&lt;98,75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9642,108,&lt;260,0&gt;,&lt;260,10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213,94,&lt;27,0&gt;,&lt;27,9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122,89,&lt;26,0&gt;,&lt;26,8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0.5160780452498717}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library/lang/csv/CSVIOTests.rsc|(1201,79,&lt;51,0&gt;,&lt;51,79&gt;): FALSE "inferred types"test fails for arguments: {&lt;"6E3",1930539422&gt;,&lt;"",477501691&gt;,&lt;"",231891860&gt;}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ParserGenerator.rsc|(39856,291,&lt;1125,0&gt;,&lt;1127,13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ParserGenerator.rsc|(39585,268,&lt;1121,0&gt;,&lt;1123,120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PicoGrammar.rsc|(5045,93,&lt;49,0&gt;,&lt;49,9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grammar/ParserGenerator.rsc|(39856,291,&lt;1125,0&gt;,&lt;1127,13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grammar/ParserGenerator.rsc|(39585,268,&lt;1121,0&gt;,&lt;1123,120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Grammar.rsc|(28591,84,&lt;80,0&gt;,&lt;80,8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grammar/ParserGenerator.rsc|(39856,291,&lt;1125,0&gt;,&lt;1127,13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grammar/ParserGenerator.rsc|(39585,268,&lt;1121,0&gt;,&lt;1123,120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RascalGrammar.rsc|(93017,99,&lt;169,0&gt;,&lt;169,9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grammar/ParserGenerator.rsc|(39856,291,&lt;1125,0&gt;,&lt;1127,13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grammar/ParserGenerator.rsc|(39585,268,&lt;1121,0&gt;,&lt;1123,120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3080,149,&lt;71,0&gt;,&lt;71,149&gt;): FALSE java.lang.ArrayIndexOutOfBoundsException: 0; function: <text:s/>☞ implodeExpr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949,129,&lt;69,0&gt;,&lt;69,129&gt;): FALSE java.lang.ArrayIndexOutOfBoundsException: 0; function: <text:s/>☞ implodeExpr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806,141,&lt;67,0&gt;,&lt;67,141&gt;): FALSE java.lang.ArrayIndexOutOfBoundsException: 0; function: <text:s/>☞ implodeExp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679,125,&lt;65,0&gt;,&lt;65,125&gt;): FALSE java.lang.ArrayIndexOutOfBoundsException: 0; function: <text:s/>☞ implodeExp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SUMMARY: 4512 tests executed; 4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mprehensionTests.rsc|: java.lang.NullPointerException; function: <text:s/>☞ mapComprehension6(); instruction: CALL Library/NEXT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mprehensionTests.rsc|: java.lang.NullPointerException; function: <text:s/>☞ listComprehension63(); instruction: CALL Library/NEXT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mprehensionTests.rsc|: java.lang.NullPointerException; function: <text:s/>☞ setComprehension69(); instruction: CALL Library/NEXT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ScopeTests.rsc|: Cannot execute due to compilation errors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: 0; function: <text:s/>☞ implodeExpr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: 0; function: <text:s/>☞ implodeExpr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: 0; function: <text:s/>☞ implodeExp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: 0; function: <text:s/>☞ implodeExp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90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8">
          <table:table-cell table:style-name="ce4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6"/>
        <table:table-row table:style-name="ro1">
          <table:table-cell table:style-name="ce5" office:value-type="string" calcext:value-type="string">
            <text:p>TESTS RUN AT $2014-12-02T12:19:37.039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Bubble.rsc|: 9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Lookahead.rsc|: 48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KnownIssues.rsc|: 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PreBootstrap.rsc|: 6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: 11 tests executed; 1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Bubble.rsc|(2093,56,&lt;76,0&gt;,&lt;76,56&gt;): FALSE test fails for arguments: [399035830,1239358212,-1980750201]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Automatic/Eval.rsc|(353,43,&lt;12,0&gt;,&lt;12,43&gt;): FALSE IllegalArgument(amb({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,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</text:p>
            <text:p>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</text:p>
            <text:p>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</text:p>
            <text:p>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</text:p>
            <text:p>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4,28,&lt;5,10&gt;,&lt;6,19&gt;)],appl(pro</text:p>
            <text:p>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</text:p>
            <text:p>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KnownIssues.rsc|(630,67,&lt;21,0&gt;,&lt;21,67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PreBootstrap.rsc|(427,75,&lt;10,0&gt;,&lt;10,75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PreBootstrap.rsc|(167,87,&lt;7,0&gt;,&lt;7,87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857,144,&lt;76,0&gt;,&lt;81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708,147,&lt;69,0&gt;,&lt;74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560,146,&lt;62,0&gt;,&lt;67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413,145,&lt;55,0&gt;,&lt;60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266,145,&lt;48,0&gt;,&lt;53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120,144,&lt;41,0&gt;,&lt;46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974,144,&lt;34,0&gt;,&lt;39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767,63,&lt;25,0&gt;,&lt;25,6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703,62,&lt;23,0&gt;,&lt;23,62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638,63,&lt;21,0&gt;,&lt;21,63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yaml/Model.rsc|(2040,93,&lt;73,0&gt;,&lt;76,1&gt;): FALSE IllegalArgument()test fails for arguments: scalar([$4549-04-10T10:36:04.674+00:00$])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SUMMARY: 285 tests executed; 38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9">
          <table:table-cell table:style-name="ce1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6"/>
        <table:table-column table:style-name="co1" table:number-columns-repeated="1023" table:default-cell-style-name="ce6"/>
        <table:table-row table:style-name="ro1">
          <table:table-cell table:style-name="ce7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1" table:number-columns-repeated="1019" table:default-cell-style-name="ce14"/>
        <table:table-row table:style-name="ro1">
          <table:table-cell table:style-name="ce8" office:value-type="string" calcext:value-type="string">
            <text:p>Status of source code of all tests</text:p>
          </table:table-cell>
          <table:table-cell table:style-name="ce15" office:value-type="string" calcext:value-type="string">
            <text:p>TC= type checker</text:p>
          </table:table-cell>
          <table:table-cell table:style-name="ce15" office:value-type="string" calcext:value-type="string">
            <text:p>CMP=compiler</text:p>
          </table:table-cell>
          <table:table-cell table:style-name="ce15" office:value-type="string" calcext:value-type="string">
            <text:p><text:span text:style-name="T1">TCTests</text:span></text:p>
          </table:table-cell>
          <table:table-cell table:style-name="ce17" table:number-columns-repeated="1020"/>
        </table:table-row>
        <table:table-row table:style-name="ro1">
          <table:table-cell table:style-name="ce8"/>
          <table:table-cell table:style-name="ce15" table:number-columns-repeated="3"/>
          <table:table-cell table:style-name="ce17" table:number-columns-repeated="1020"/>
        </table:table-row>
        <table:table-row table:style-name="ro1">
          <table:table-cell table:style-name="ce9" office:value-type="string" calcext:value-type="string">
            <text:p>Used during clean-up of tests, this has been completed</text:p>
          </table:table-cell>
          <table:table-cell table:style-name="ce16" table:number-columns-repeated="3"/>
          <table:table-cell table:style-name="ce21" table:number-columns-repeated="1020"/>
        </table:table-row>
        <table:table-row table:style-name="ro1">
          <table:table-cell table:style-name="ce8"/>
          <table:table-cell table:style-name="ce15" table:number-columns-repeated="3"/>
          <table:table-cell table:style-name="ce17" table:number-columns-repeated="1020"/>
        </table:table-row>
        <table:table-row table:style-name="ro1">
          <table:table-cell table:style-name="ce10" office:value-type="string" calcext:value-type="string">
            <text:p>Goal: no commented out tests; good formatting</text:p>
          </table:table-cell>
          <table:table-cell table:style-name="ce17" table:number-columns-repeated="1023"/>
        </table:table-row>
        <table:table-row table:style-name="ro1">
          <table:table-cell table:style-name="ce11"/>
          <table:table-cell table:style-name="ce17" table:number-columns-repeated="1023"/>
        </table:table-row>
        <table:table-row table:style-name="ro1">
          <table:table-cell table:style-name="ce10" office:value-type="string" calcext:value-type="string">
            <text:p>Green only means: clean-up done</text:p>
          </table:table-cell>
          <table:table-cell table:style-name="ce15" table:number-columns-repeated="1023"/>
        </table:table-row>
        <table:table-row table:style-name="ro1">
          <table:table-cell table:style-name="ce10" office:value-type="string" calcext:value-type="string">
            <text:p>but may contain TODOs and tests may fail</text:p>
          </table:table-cell>
          <table:table-cell table:style-name="ce15" table:number-columns-repeated="1023"/>
        </table:table-row>
        <table:table-row table:style-name="ro1">
          <table:table-cell table:style-name="ce8"/>
          <table:table-cell table:style-name="ce17" table:number-columns-repeated="1023"/>
        </table:table-row>
        <table:table-row table:style-name="ro1">
          <table:table-cell table:style-name="ce11" office:value-type="string" calcext:value-type="string">
            <text:p>Runtime test</text:p>
          </table:table-cell>
          <table:table-cell table:style-name="ce17" office:value-type="string" calcext:value-type="string">
            <text:p>Clean up done?</text:p>
          </table:table-cell>
          <table:table-cell table:style-name="ce17" office:value-type="string" calcext:value-type="string">
            <text:p>Notes</text:p>
          </table:table-cell>
          <table:table-cell table:style-name="ce17" office:value-type="string" calcext:value-type="string">
            <text:p>Static test exists?</text:p>
          </table:table-cell>
          <table:table-cell table:style-name="ce17" office:value-type="string" calcext:value-type="string">
            <text:p>Clean up done?</text:p>
          </table:table-cell>
          <table:table-cell table:style-name="ce17" table:number-columns-repeated="1019"/>
        </table:table-row>
        <table:table-row table:style-name="ro1">
          <table:table-cell table:style-name="ce7"/>
          <table:table-cell table:style-name="ce18" office:value-type="string" calcext:value-type="string">
            <text:p>(!= all tests pass)</text:p>
          </table:table-cell>
          <table:table-cell table:style-name="ce18" table:number-columns-repeated="2"/>
          <table:table-cell table:style-name="ce18" office:value-type="string" calcext:value-type="string">
            <text:p>(!= all tests pass)</text:p>
          </table:table-cell>
          <table:table-cell table:style-name="ce18"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2" office:value-type="string" calcext:value-type="string">
            <text:p>functionality/Accumulating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Alias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AnnotationTests.rsc</text:p>
          </table:table-cell>
          <table:table-cell table:style-name="ce19"/>
          <table:table-cell table:style-name="Default"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Assignment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BackTracking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CallTests.rsc</text:p>
          </table:table-cell>
          <table:table-cell table:style-name="ce19"/>
          <table:table-cell table:style-name="Default"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Comprehensio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ConcretePatternTests1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ConcretePatternTests2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DataDeclaratio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DataTypeTests.rsc</text:p>
          </table:table-cell>
          <table:table-cell table:style-name="ce19"/>
          <table:table-cell office:value-type="string" calcext:value-type="string">
            <text:p><text:s/>INTERSECT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Declaratio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FunctionCompositionTests.rsc</text:p>
          </table:table-cell>
          <table:table-cell table:style-name="ce19"/>
          <table:table-cell/>
          <table:table-cell table:style-name="ce19"/>
          <table:table-cell table:number-columns-repeated="1020"/>
        </table:table-row>
        <table:table-row table:style-name="ro1">
          <table:table-cell table:style-name="ce12" office:value-type="string" calcext:value-type="string">
            <text:p>functionality/Patter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PatternTestsList3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PatternTestsDescendant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Projectio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Range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Reducer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RegExp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Scope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Statement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Subscript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Visit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Backtracking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Boolean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Equality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Integer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IO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stRelation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Map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Matching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Node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Relation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Se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SolvedIssue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String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String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Tuple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Boolean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Graph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Integer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ListTests.rsc</text:p>
          </table:table-cell>
          <table:table-cell table:style-name="ce19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library/Map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Math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Number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Relation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Set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StringTests.rsc</text:p>
          </table:table-cell>
          <table:table-cell table:style-name="ce19"/>
          <table:table-cell table:number-columns-repeated="1022"/>
        </table:table-row>
        <table:table-row table:style-name="ro1" table:number-rows-repeated="3">
          <table:table-cell table:style-name="ce12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00/00/0000</text:date>, <text:time style:data-style-name="N2" text:time-value="23:15:32.41749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2-21T23:00:44.723692000</dc:date>
    <meta:editing-duration>P33DT14H59M22S</meta:editing-duration>
    <meta:editing-cycles>125</meta:editing-cycles>
    <meta:generator>LibreOffice/4.3.3.2$MacOSX_X86_64 LibreOffice_project/9bb7eadab57b6755b1265afa86e04bf45fbfc644</meta:generator>
    <meta:document-statistic meta:table-count="5" meta:cell-count="477" meta:object-count="0"/>
  </office:meta>
</office:document-meta>
</file>